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3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3" table:formula="of:=SUM([.G205:.G208])" office:value-type="time" office:time-value="PT09H00M00S">
            <text:p>09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3" table:formula="of:=SUM([.G210:.G213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5]-[.C215]" office:value-type="time" office:time-value="PT02H30M00S">
            <text:p>02.30</text:p>
          </table:table-cell>
          <table:table-cell table:style-name="ce3" table:formula="of:=SUM([.G215:.G218])" office:value-type="time" office:time-value="PT02H30M00S">
            <text:p>02.30</text:p>
          </table:table-cell>
          <table:table-cell table:style-name="ce2" table:number-columns-repeated="1016"/>
        </table:table-row>
        <table:table-row table:style-name="ro1" table:number-rows-repeated="65323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/07/2010</text:date>, <text:time>11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1T11:16:55</dc:date>
    <dc:creator>Daniele Ferro</dc:creator>
    <meta:editing-duration>PT71H45M02S</meta:editing-duration>
    <meta:editing-cycles>207</meta:editing-cycles>
    <meta:generator>OpenOffice.org/3.1$Linux OpenOffice.org_project/310m19$Build-9420</meta:generator>
    <meta:document-statistic meta:table-count="2" meta:cell-count="845" meta:object-count="0"/>
  </office:meta>
</office:document-meta>
</file>